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50000007744F91A3F.png" manifest:media-type="image/png"/>
  <manifest:file-entry manifest:full-path="Pictures/10000000000001BD000003471006828E.png" manifest:media-type="image/png"/>
  <manifest:file-entry manifest:full-path="Pictures/10000000000003C80000019952B52D5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Ubuntu" svg:font-family="Ubuntu"/>
    <style:font-face style:name="Ubuntu Bold" svg:font-family="'Ubuntu Bold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efcf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svg:stroke-width="0cm" draw:fill="solid" draw:fill-color="#8966c3" draw:textarea-vertical-align="top" draw:auto-grow-height="false" fo:min-height="20.75cm" fo:min-width="0.461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1.161cm" fo:min-width="0.679cm" fo:padding-top="0.141cm" fo:padding-bottom="0.141cm" fo:padding-left="0.141cm" fo:padding-right="0.141cm" fo:wrap-option="wrap" loext:decorative="false"/>
    </style:style>
    <style:style style:name="gr6" style:family="graphic" style:parent-style-name="standard">
      <style:graphic-properties draw:stroke="none" svg:stroke-width="0cm" draw:fill="solid" draw:fill-color="#8966c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</style:style>
    <style:style style:name="gr8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pr1" style:family="presentation" style:parent-style-name="Blank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2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3" style:family="paragraph">
      <loext:graphic-properties draw:fill="solid" draw:fill-color="#8966c3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2.506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.506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.086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.086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0.921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0.921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0.84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0.84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0.592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0.592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8966c3" loext:opacity="100%" style:text-outline="false" style:text-line-through-style="none" style:text-line-through-type="none" style:text-position="0% 100%" style:font-name="Ubuntu Bold" fo:font-size="50.7000007629395pt" fo:letter-spacing="normal" fo:language="en" fo:country="US" fo:font-style="normal" style:text-underline-style="none" fo:font-weight="bold" fo:background-color="transparent" style:font-name-asian="Ubuntu Bold" style:font-size-asian="50.7000007629395pt" style:font-style-asian="normal" style:font-weight-asian="bold" style:font-name-complex="Ubuntu Bold" style:font-size-complex="50.7000007629395pt" style:font-style-complex="normal" style:font-weight-complex="bold"/>
    </style:style>
    <style:style style:name="T2" style:family="text">
      <style:text-properties fo:font-variant="normal" fo:text-transform="none" fo:color="#8966c3" loext:opacity="100%" style:text-outline="false" style:text-line-through-style="none" style:text-line-through-type="none" style:text-position="0% 100%" style:font-name="Open Sans" fo:font-size="22pt" fo:letter-spacing="normal" fo:language="en" fo:country="US" fo:font-style="normal" style:text-underline-style="none" fo:font-weight="normal" fo:background-color="transparent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3" style:family="text">
      <style:text-properties fo:font-variant="normal" fo:text-transform="none" fo:color="#ad94d5" loext:opacity="100%" style:text-outline="false" style:text-line-through-style="none" style:text-line-through-type="none" style:text-position="0% 100%" style:font-name="Ubuntu Bold" fo:font-size="18.7000007629395pt" fo:letter-spacing="normal" fo:language="en" fo:country="US" fo:font-style="normal" style:text-underline-style="none" fo:font-weight="bold" fo:background-color="transparent" style:font-name-asian="Ubuntu Bold" style:font-size-asian="18.7000007629395pt" style:font-style-asian="normal" style:font-weight-asian="bold" style:font-name-complex="Ubuntu Bold" style:font-size-complex="18.7000007629395pt" style:font-style-complex="normal" style:font-weight-complex="bold"/>
    </style:style>
    <style:style style:name="T4" style:family="text">
      <style:text-properties fo:font-variant="normal" fo:text-transform="none" fo:color="#8966c3" loext:opacity="100%" style:text-outline="false" style:text-line-through-style="none" style:text-line-through-type="none" style:text-position="0% 100%" style:font-name="Open Sans" fo:font-size="17pt" fo:letter-spacing="normal" fo:language="en" fo:country="US" fo:font-style="normal" style:text-underline-style="none" fo:font-weight="normal" fo:background-color="transparent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5" style:family="text">
      <style:text-properties fo:font-variant="normal" fo:text-transform="none" fo:color="#9161db" loext:opacity="100%" style:text-outline="false" style:text-line-through-style="none" style:text-line-through-type="none" style:text-position="0% 100%" style:font-name="Ubuntu Bold" fo:font-size="12pt" fo:letter-spacing="normal" fo:language="en" fo:country="US" fo:font-style="normal" style:text-underline-style="none" fo:font-weight="bold" fo:background-color="transparent" style:font-name-asian="Ubuntu Bold" style:font-size-asian="12pt" style:font-style-asian="normal" style:font-weight-asian="bold" style:font-name-complex="Ubuntu Bold" style:font-size-complex="12pt" style:font-style-complex="normal" style:font-weight-complex="bold"/>
    </style:style>
    <style:style style:name="T6" style:family="text">
      <style:text-properties fo:font-variant="normal" fo:text-transform="none" fo:color="#9161db" loext:opacity="100%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fo:background-color="transparent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966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ad94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9161d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Freeform 2" draw:style-name="gr1" draw:text-style-name="P1" draw:layer="layout" svg:width="9.327cm" svg:height="3.941cm" svg:x="0cm" svg:y="17.309cm">
          <text:p/>
          <draw:enhanced-geometry draw:mirror-horizontal="false" draw:mirror-vertical="false" svg:viewBox="0 0 0 0" drawooo:sub-view-size="3358092 1419268" draw:text-areas="0 0 ?f0 ?f1" draw:type="ooxml-non-primitive" draw:enhanced-path="M 0 0 L 3358092 0 3358092 1419268 0 1419268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2" draw:text-style-name="P2" draw:layer="layout" svg:width="9.327cm" svg:height="17.605cm" svg:x="0cm" svg:y="-0.049cm">
          <text:p/>
          <draw:enhanced-geometry draw:mirror-horizontal="false" draw:mirror-vertical="false" svg:viewBox="0 0 0 0" drawooo:sub-view-size="3358092 6338199" draw:text-areas="0 0 ?f0 ?f1" draw:type="ooxml-non-primitive" draw:enhanced-path="M 0 0 L 3358092 0 3358092 6338199 0 6338199 0 0 Z N">
            <draw:equation draw:name="f0" draw:formula="logwidth"/>
            <draw:equation draw:name="f1" draw:formula="logheight"/>
          </draw:enhanced-geometry>
        </draw:custom-shape>
        <draw:g draw:name="Group 4" draw:style-name="gr3">
          <draw:custom-shape draw:name="Freeform 5" draw:style-name="gr4" draw:text-style-name="P3" draw:layer="layout" svg:width="0.96cm" svg:height="20.999cm" svg:x="29.04cm" svg:y="0cm">
            <text:p/>
            <draw:enhanced-geometry draw:mirror-horizontal="false" draw:mirror-vertical="false" svg:viewBox="0 0 0 0" drawooo:sub-view-size="812800 2709333" draw:text-areas="0 0 ?f0 ?f1" draw:type="ooxml-non-primitive" draw:enhanced-path="M 0 0 L 812800 0 812800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6" draw:style-name="gr5" draw:text-style-name="P4" draw:layer="layout" svg:width="0.96cm" svg:height="21.442cm" svg:x="29.04cm" svg:y="-0.4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draw:style-name="gr3">
          <draw:custom-shape draw:name="Freeform 8" draw:style-name="gr6" draw:text-style-name="P3" draw:layer="layout" svg:width="18.054cm" svg:height="0.498cm" svg:x="10.157cm" svg:y="13.058cm">
            <text:p/>
            <draw:enhanced-geometry draw:mirror-horizontal="false" draw:mirror-vertical="false" svg:viewBox="0 0 0 0" drawooo:sub-view-size="2329329 64430" draw:text-areas="0 0 ?f0 ?f1" draw:type="ooxml-non-primitive" draw:enhanced-path="M 32215 0 L 2297114 0 C 2305658 0 2313852 3394 2319893 9435 2325935 15477 2329329 23671 2329329 32215 L 2329329 32215 C 2329329 50007 2314906 64430 2297114 64430 L 32215 64430 C 23671 64430 15477 61036 9435 54994 3394 48953 0 40759 0 32215 L 0 32215 C 0 23671 3394 15477 9435 9435 15477 3394 23671 0 32215 0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7" draw:text-style-name="P4" draw:layer="layout" svg:width="18.054cm" svg:height="0.941cm" svg:x="10.157cm" svg:y="12.6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draw:style-name="gr3">
          <draw:custom-shape draw:name="Freeform 11" draw:style-name="gr6" draw:text-style-name="P3" draw:layer="layout" svg:width="6.181cm" svg:height="0.131cm" svg:x="15.823cm" svg:y="18.9cm">
            <text:p/>
            <draw:enhanced-geometry draw:mirror-horizontal="false" draw:mirror-vertical="false" svg:viewBox="0 0 0 0" drawooo:sub-view-size="797601 17068" draw:text-areas="0 0 ?f0 ?f1" draw:type="ooxml-non-primitive" draw:enhanced-path="M 8534 0 L 789067 0 C 791330 0 793501 899 795101 2500 796702 4100 797601 6271 797601 8534 L 797601 8534 C 797601 13247 793780 17068 789067 17068 L 8534 17068 C 6271 17068 4100 16169 2500 14568 899 12968 0 10797 0 8534 L 0 8534 C 0 6271 899 4100 2500 2500 4100 899 6271 0 8534 0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7" draw:text-style-name="P4" draw:layer="layout" svg:width="6.181cm" svg:height="0.574cm" svg:x="15.823cm" svg:y="18.4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3" draw:style-name="gr8" draw:text-style-name="P5" draw:layer="layout" svg:width="5.264cm" svg:height="1.327cm" svg:x="16.291cm" svg:y="17.334cm">
          <text:p/>
          <draw:enhanced-geometry draw:mirror-horizontal="false" draw:mirror-vertical="false" svg:viewBox="0 0 0 0" drawooo:sub-view-size="1895567 478139" draw:text-areas="0 0 ?f0 ?f1" draw:type="ooxml-non-primitive" draw:enhanced-path="M 0 0 L 1895567 0 1895567 478139 0 478139 0 0 Z N">
            <draw:equation draw:name="f0" draw:formula="logwidth"/>
            <draw:equation draw:name="f1" draw:formula="logheight"/>
          </draw:enhanced-geometry>
        </draw:custom-shape>
        <draw:custom-shape draw:name="TextBox 14" draw:style-name="gr9" draw:text-style-name="P7" draw:layer="layout" svg:width="15.315cm" svg:height="5.013cm" svg:x="10.156cm" svg:y="1.756cm">
          <text:p text:style-name="P6"><text:span text:style-name="T1">CERTIFICADO DE</text:span></text:p>
          <text:p text:style-name="P6"><text:span text:style-name="T1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0" draw:text-style-name="P9" draw:layer="layout" svg:width="12.903cm" svg:height="1.087cm" svg:x="10.156cm" svg:y="7.325cm">
          <text:p text:style-name="P8"><text:span text:style-name="T2">A LIVE DE PYTHON CERTIFICA 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1" draw:text-style-name="P7" draw:layer="layout" svg:width="17.514cm" svg:height="2.507cm" svg:x="10.156cm" svg:y="8.73cm">
          <text:p text:style-name="P6"><text:span text:style-name="T1">Eduardo Men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2" draw:text-style-name="P11" draw:layer="layout" svg:width="4.692cm" svg:height="0.922cm" svg:x="10.157cm" svg:y="11.417cm">
          <text:p text:style-name="P10"><text:span text:style-name="T3">@dunossa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3" draw:text-style-name="P13" draw:layer="layout" svg:width="18.344cm" svg:height="1.681cm" svg:x="10.156cm" svg:y="14.192cm">
          <text:p text:style-name="P12"><text:span text:style-name="T4">Concluiu todas as atividades e fez a entrega do projeto final do</text:span></text:p>
          <text:p text:style-name="P12"><text:span text:style-name="T4">curso FastAPI do zero com duração de 30 hor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" draw:text-style-name="P15" draw:layer="layout" svg:width="4.268cm" svg:height="0.593cm" svg:x="17cm" svg:y="19.201cm">
          <text:p text:style-name="P14"><text:span text:style-name="T5">Eduardo Men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5" draw:text-style-name="P15" draw:layer="layout" svg:width="2.436cm" svg:height="0.593cm" svg:x="18cm" svg:y="19.698cm">
          <text:p text:style-name="P14"><text:span text:style-name="T6">Instr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Ubuntu" svg:font-family="Ubuntu"/>
    <style:font-face style:name="Ubuntu Bold" svg:font-family="'Ubuntu Bold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msFillBitmap_20_2" draw:display-name="msFillBitmap 2" xlink:href="Pictures/10000000000003C80000019952B52D5B.png" xlink:type="simple" xlink:show="embed" xlink:actuate="onLoad"/>
    <draw:fill-image draw:name="msFillBitmap_20_4" draw:display-name="msFillBitmap 4" xlink:href="Pictures/10000000000001BD000003471006828E.png" xlink:type="simple" xlink:show="embed" xlink:actuate="onLoad"/>
    <draw:fill-image draw:name="msFillBitmap_20_5" draw:display-name="msFillBitmap 5" xlink:href="Pictures/10000001000001D50000007744F91A3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2.174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505cm" fo:min-width="26.733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2.174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Blank-title" draw:layer="backgroundobjects" svg:width="26.732cm" svg:height="3.504cm" svg:x="1.485cm" svg:y="0.837cm" presentation:class="title" presentation:placeholder="true">
        <draw:text-box/>
      </draw:frame>
      <draw:frame presentation:style-name="Blank-outline1" draw:layer="backgroundobjects" svg:width="26.732cm" svg:height="12.173cm" svg:x="1.485cm" svg:y="4.911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8-16T00:00:00</meta:creation-date>
    <dc:date>2025-05-06T09:09:25.889332642</dc:date>
    <meta:editing-cycles>3</meta:editing-cycles>
    <dc:title>Inserir um título</dc:title>
    <meta:editing-duration>PT1M49S</meta:editing-duration>
    <meta:generator>LibreOffice/25.2.3.2$Linux_X86_64 LibreOffice_project/520$Build-2</meta:generator>
    <meta:document-statistic meta:object-count="156"/>
    <meta:user-defined meta:name="AppVersion">14.0000</meta:user-defined>
    <meta:user-defined meta:name="OOXMLCorePropertyIdentifier">DAGmmIgLRRY</meta:user-defined>
    <meta:user-defined meta:name="PresentationFormat">On-screen Show (4:3)</meta:user-defined>
  </office:meta>
</office:document-meta>
</file>